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 style:list-style-name="L1"/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558056368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text:id="ct558058096">
          <text:insertion>
            <office:change-info>
              <dc:creator>Bob Jacobsen</dc:creator>
              <dc:date>2010-10-08T18:20:00</dc:date>
            </office:change-info>
          </text:insertion>
        </text:changed-region>
        <text:changed-region text:id="ct558058192">
          <text:deletion>
            <office:change-info>
              <dc:creator>Bob Jacobsen</dc:creator>
              <dc:date>2010-10-08T18:15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524310765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558231152">
          <text:insertion>
            <office:change-info>
              <dc:creator>Bob Jacobsen</dc:creator>
              <dc:date>2010-10-08T18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change-start text:change-id="ct558056368"/>Introduction (Informative)</text:h>
      <text:p text:style-name="Standard">This specification describes the protocol for transporting OpenLCB datagrams via CAN segments.</text:p>
      <text:h text:style-name="Heading_20_1" text:outline-level="1">References and Context (N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text:change-end text:change-id="ct558056368"/><text:change-start text:change-id="ct55805809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change-end text:change-id="ct558058096"/><text:change text:change-id="ct558058192"/><text:change-start text:change-id="ct558231152"/>External certification of parts shall be accepted for conformance to these standards. Conformance with a later version of a standard shall be accepted as conformance with the referenced versions.<text:change-end text:change-id="ct55823115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55824406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55824416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58244064"/><text:change-start text:change-id="ct558244160"/>OpenLCB-CAN Datagram Transport Standard<text:change-end text:change-id="ct558244160"/></text:p>
      </style:header>
      <style:footer>
        <text:tracked-changes>
          <text:changed-region text:id="ct558239712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55823771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558248512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558239712"/><text:change-start text:change-id="ct558237712"/><text:span text:style-name="MT2">Copyright 2010, by J. Day, D. Harris, B. Jacobsen, and A. Shepherd</text:span><text:change-end text:change-id="ct558237712"/><text:change text:change-id="ct558248512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33:53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58261952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55826091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58259152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text:id="ct558259424">
            <text:deletion>
              <office:change-info>
                <dc:creator>Bob Jacobsen</dc:creator>
                <dc:date>2010-10-08T18:19:00</dc:date>
              </office:change-info>
              <text:p text:style-name="MP9">(title)</text:p>
            </text:deletion>
          </text:changed-region>
          <text:changed-region text:id="ct558259520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text:id="ct558259792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55826003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58260128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558260224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558261952"/><text:change-start text:change-id="ct558260912"/>OpenLCB St<text:change-end text:change-id="ct558260912"/><text:change-start text:change-id="ct558259152"/>andard<text:change-end text:change-id="ct55825915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558259424"/><text:change-start text:change-id="ct558259520"/>OpenLCB-CAN Datagram Transport<text:change-end text:change-id="ct55825952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558259792"/><text:change-start text:change-id="ct558260032"/><text:date style:data-style-name="N37" text:date-value="2010-10-08T17:19:56" text:fixed="true">10/08/10</text:date><text:change-end text:change-id="ct558260032"/></text:p>
            </table:table-cell>
            <table:table-cell table:style-name="Table1.C1" office:value-type="string">
              <text:p text:style-name="MP9"><text:change text:change-id="ct558260128"/><text:change-start text:change-id="ct558260224"/>Preliminary<text:change-end text:change-id="ct558260224"/></text:p>
            </table:table-cell>
          </table:table-row>
        </table:table>
        <text:p text:style-name="Header"/>
      </style:header>
      <style:footer>
        <text:tracked-changes>
          <text:changed-region text:id="ct550871760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57867876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053293168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550871760"/><text:change-start text:change-id="ct578678768"/><text:span text:style-name="MT4">10</text:span><text:change-end text:change-id="ct578678768"/><text:span text:style-name="MT4">, by J. Day, D. Harris, B. Jacobsen, </text:span><text:change text:change-id="ct1053293168"/><text:span text:style-name="MT4">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33:53.99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Datagram Transport Standard</dc:title>
    <meta:initial-creator>Alex Shepherd</meta:initial-creator>
    <meta:creation-date>2009-01-22T07:11:27</meta:creation-date>
    <meta:editing-cycles>56</meta:editing-cycles>
    <meta:editing-duration>PT11H53M44S</meta:editing-duration>
    <meta:generator>OpenOffice.org/3.2$Unix OpenOffice.org_project/320m18$Build-9502</meta:generator>
    <dc:date>2010-10-10T17:33:54</dc:date>
    <dc:creator>Bob Jacobsen</dc:creator>
    <meta:keyword>OpenLCB-CAN Datagram Transport</meta:keyword>
    <meta:document-statistic meta:table-count="1" meta:image-count="1" meta:object-count="0" meta:page-count="2" meta:paragraph-count="37" meta:word-count="283" meta:character-count="1907"/>
    <meta:user-defined meta:name="Info 1"/>
    <meta:user-defined meta:name="Info 2"/>
    <meta:user-defined meta:name="Info 3"/>
    <meta:user-defined meta:name="Info 4"/>
  </office:meta>
</office:document-meta>
</file>